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FreeSans2" fo:font-size="14pt" style:font-size-asian="14pt" style:font-size-complex="14pt"/>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3"/>
      <text:p text:style-name="P3"/>
      <text:p text:style-name="P3"/>
      <text:p text:style-name="P3"><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7">1<text:tab/>Concept<text:tab/>3</text:p>
          <text:p text:style-name="P7">2<text:tab/>Installing Tntnet<text:tab/>3</text:p>
          <text:p text:style-name="P7">3<text:tab/>Create a simple application with Tntnet<text:tab/>3</text:p>
          <text:p text:style-name="P7">4<text:tab/>C++-content (processing, expressions, conditional expressions)<text:tab/>4</text:p>
          <text:p text:style-name="P7">5<text:tab/>Query-arguments (scalar/vector, untyped/typed, default-value)<text:tab/>4</text:p>
          <text:p text:style-name="P7">6<text:tab/>Components<text:tab/>5</text:p>
          <text:p text:style-name="P7">7<text:tab/>Component-parameters<text:tab/>5</text:p>
          <text:p text:style-name="P7">8<text:tab/>Calling components (dynamic/static)<text:tab/>5</text:p>
          <text:p text:style-name="P7">9<text:tab/>Calling components from c++<text:tab/>6</text:p>
          <text:p text:style-name="P7">10<text:tab/>Include ecpp-files<text:tab/>6</text:p>
          <text:p text:style-name="P7">11<text:tab/>Declaring subcomponents<text:tab/>7</text:p>
          <text:p text:style-name="P7">12<text:tab/>Passing parameters to components<text:tab/>7</text:p>
          <text:p text:style-name="P7">13<text:tab/>Defining Variables<text:tab/>8</text:p>
          <text:p text:style-name="P8">13.1<text:tab/>Lifetime<text:tab/>8</text:p>
          <text:p text:style-name="P8">13.2<text:tab/>Scope<text:tab/>9</text:p>
          <text:p text:style-name="P7">14<text:tab/>Cookies<text:tab/>10</text:p>
          <text:p text:style-name="P7">15<text:tab/>Component attributes<text:tab/>11</text:p>
          <text:p text:style-name="P7">16<text:tab/>Configuration<text:tab/>11</text:p>
          <text:p text:style-name="P7">17<text:tab/>Accessing configuration variables<text:tab/>12</text:p>
          <text:p text:style-name="P7">18<text:tab/>Logging<text:tab/>12</text:p>
          <text:p text:style-name="P7">19<text:tab/>Exception handling<text:tab/>13</text:p>
          <text:p text:style-name="P7">20<text:tab/>Savepoints<text:tab/>13</text:p>
          <text:p text:style-name="P7">21<text:tab/>Binary content<text:tab/>13</text:p>
          <text:p text:style-name="P7">22<text:tab/>Upload<text:tab/>14</text:p>
          <text:p text:style-name="P7">23<text:tab/>HTTP-Auth<text:tab/>14</text:p>
          <text:p text:style-name="P7">24<text:tab/>Using c++-classes<text:tab/>15</text:p>
          <text:p text:style-name="P7">25<text:tab/>Creating stand alone web applications<text:tab/>15</text:p>
          <text:p text:style-name="P7">26<text:tab/>Some notes about multi threading<text:tab/>16</text:p>
        </text:index-body>
      </text:table-of-content>
      <text:h text:style-name="Heading_20_1" text:outline-level="1" text:is-list-header="true"/>
      <text:h text:style-name="P15"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xml:id="list1403512272" text:style-name="L1">
        <text:list-item>
          <text:p text:style-name="P9">install cxxtools</text:p>
        </text:list-item>
        <text:list-item>
          <text:p text:style-name="P9">unpack the sources with “tar xzf tntnet-version.tar.gz”</text:p>
        </text:list-item>
        <text:list-item>
          <text:p text:style-name="P9">cd to the source-directory “cd tntnet-version.tar.gz”</text:p>
        </text:list-item>
        <text:list-item>
          <text:p text:style-name="P9">run “./configure”</text:p>
        </text:list-item>
        <text:list-item>
          <text:p text:style-name="P9">run “make”</text:p>
        </text:list-item>
        <text:list-item>
          <text:p text:style-name="P9">run “make install”</text:p>
        </text:list-item>
      </text:list>
      <text:p text:style-name="Text_20_body">This installs: The application server and tools for </text:p>
      <text:list xml:id="list490228613" text:style-name="L2">
        <text:list-item>
          <text:p text:style-name="P10">tntnet – the web application server</text:p>
        </text:list-item>
        <text:list-item>
          <text:p text:style-name="P10">ecppc – the ecpp-compiler</text:p>
        </text:list-item>
        <text:list-item>
          <text:p text:style-name="P10">ecppl – the ecpp-language-extractor for internationalization</text:p>
        </text:list-item>
        <text:list-item>
          <text:p text:style-name="P10">ecppll – the ecpp-language-linker for internationalization</text:p>
        </text:list-item>
        <text:list-item>
          <text:p text:style-name="P10">some shared libraries</text:p>
        </text:list-item>
        <text:list-item>
          <text:p text:style-name="P10">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xml:id="list1556145770" text:style-name="L3">
        <text:list-item>
          <text:p text:style-name="P11">projectname.ecpp – your first ecpp-file</text:p>
        </text:list-item>
        <text:list-item>
          <text:p text:style-name="P11">Makefile – a simple makefile to build the application</text:p>
        </text:list-item>
        <text:list-item>
          <text:p text:style-name="P11">tntnet.conf – a basic configuration file for tntnet</text:p>
        </text:list-item>
        <text:list-item>
          <text:p text:style-name="P11"><text:soft-page-break/>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text:soft-page-break/>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5">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text:soft-page-break/>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text:soft-page-break/>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xml:id="list318762798" text:style-name="L4">
        <text:list-item>
          <text:p text:style-name="P12">component-id (of type <text:span text:style-name="Source_20_Text">tnt::compident</text:span> or <text:span text:style-name="Source_20_Text">tnt::subcompident</text:span> or a <text:span text:style-name="Source_20_Text">std::string</text:span>)</text:p>
        </text:list-item>
        <text:list-item>
          <text:p text:style-name="P12">request</text:p>
        </text:list-item>
        <text:list-item>
          <text:p text:style-name="P12">reply</text:p>
        </text:list-item>
        <text:list-item>
          <text:p text:style-name="P12">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xml:id="list539254871" text:style-name="L5">
        <text:list-item>
          <text:p text:style-name="P13">global declarations</text:p>
        </text:list-item>
        <text:list-item>
          <text:p text:style-name="P13">initialization, which is needed in multiple components</text:p>
        </text:list-item>
        <text:list-item>
          <text:p text:style-name="P13">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ext:span><text:soft-page-break/><text:span text:style-name="T4">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soft-page-break/><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text:soft-page-break/>&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text:soft-page-break/>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Beispiel">&lt;%cpp&gt;</text:p>
      <text:p text:style-name="Beispiel">tntdb::Connection conn(dburl);</text:p>
      <text:p text:style-name="Beispiel">&lt;/%cpp&gt;</text:p>
      <text:p text:style-name="Beispiel">&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text:soft-page-break/>&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ext:soft-page-break/>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text:soft-page-break/>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oft-page-break/><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text:soft-page-break/>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xml:id="list315495817" text:style-name="L6">
        <text:list-item>
          <text:p text:style-name="P14">request.getUsername() returns returns the user name sent by the client as a std::string or an empty string, if nothing set</text:p>
        </text:list-item>
        <text:list-item>
          <text:p text:style-name="P14">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4">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name()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text:soft-page-break/>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text:soft-page-break/>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ntnet users guide<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5-05-26T22:08:05</meta:creation-date>
    <dc:date>2010-06-18T00:20:38</dc:date>
    <meta:printed-by>Tommi Mäkitalo</meta:printed-by>
    <meta:print-date>2005-11-25T20:58:51</meta:print-date>
    <dc:language>en-US</dc:language>
    <meta:editing-cycles>42</meta:editing-cycles>
    <meta:document-statistic meta:table-count="0" meta:image-count="1" meta:object-count="0" meta:page-count="18" meta:paragraph-count="446" meta:word-count="4573" meta:character-count="29957"/>
    <meta:editing-duration>PT00H00M26S</meta:editing-duration>
    <meta:user-defined meta:name="Info 1"/>
    <meta:user-defined meta:name="Info 2"/>
    <meta:user-defined meta:name="Info 3"/>
    <meta:user-defined meta:name="Info 4"/>
  </office:meta>
</office:document-meta>
</file>